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MathematicalPi-One" svg:font-family="MathematicalPi-One" style:font-family-generic="roman" style:font-pitch="variable"/>
    <style:font-face style:name="Sabon-Italic" svg:font-family="Sabon-Italic" style:font-family-generic="roman" style:font-pitch="variable"/>
    <style:font-face style:name="Sabon-Roman" svg:font-family="Sabon-Roma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740e" officeooo:paragraph-rsid="001e740e"/>
    </style:style>
    <style:style style:name="P2" style:family="paragraph" style:parent-style-name="Standard">
      <style:text-properties fo:color="#231f20" style:font-name="Sabon-Roman" fo:font-size="10pt" fo:font-style="normal" fo:font-weight="normal" style:font-size-asian="10pt" style:font-style-asian="normal" style:font-weight-asian="normal"/>
    </style:style>
    <style:style style:name="P3" style:family="paragraph" style:parent-style-name="Standard">
      <style:text-properties fo:color="#231f20" style:font-name="Times New Roman" fo:font-size="8pt" fo:font-style="normal" fo:font-weight="normal" style:font-size-asian="8pt" style:font-style-asian="normal" style:font-weight-asian="normal" style:font-size-complex="8pt"/>
    </style:style>
    <style:style style:name="P4" style:family="paragraph" style:parent-style-name="Standard">
      <style:text-properties fo:color="#231f20" style:font-name="Times New Roman" fo:font-size="8pt" fo:font-style="normal" fo:font-weight="normal" officeooo:rsid="001e2f9d" style:font-size-asian="8pt" style:font-style-asian="normal" style:font-weight-asian="normal" style:font-size-complex="8pt"/>
    </style:style>
    <style:style style:name="P5" style:family="paragraph" style:parent-style-name="Standard">
      <style:text-properties fo:color="#231f20" style:font-name="Times New Roman" fo:font-size="8pt" fo:font-style="normal" fo:font-weight="normal" officeooo:rsid="001e2f9d" officeooo:paragraph-rsid="001e2f9d" style:font-size-asian="8pt" style:font-style-asian="normal" style:font-weight-asian="normal" style:font-size-complex="8pt"/>
    </style:style>
    <style:style style:name="P6" style:family="paragraph" style:parent-style-name="Standard">
      <style:text-properties fo:color="#231f20" style:font-name="Times New Roman" fo:font-size="8pt" fo:font-style="normal" fo:font-weight="normal" officeooo:rsid="00241bb6" style:font-size-asian="8pt" style:font-style-asian="normal" style:font-weight-asian="normal" style:font-size-complex="8pt"/>
    </style:style>
    <style:style style:name="P7" style:family="paragraph" style:parent-style-name="Standard">
      <style:text-properties fo:color="#231f20" style:font-name="Times New Roman" fo:font-size="8pt" fo:font-style="normal" fo:font-weight="normal" officeooo:paragraph-rsid="001e2f9d" style:font-size-asian="8pt" style:font-style-asian="normal" style:font-weight-asian="normal" style:font-size-complex="8pt"/>
    </style:style>
    <style:style style:name="P8" style:family="paragraph" style:parent-style-name="Standard">
      <style:text-properties fo:color="#231f20" style:font-name="Times New Roman" fo:font-size="8pt" fo:font-style="normal" fo:font-weight="normal" officeooo:paragraph-rsid="0024fdec" style:font-size-asian="8pt" style:font-style-asian="normal" style:font-weight-asian="normal" style:font-size-complex="8pt"/>
    </style:style>
    <style:style style:name="P9" style:family="paragraph" style:parent-style-name="Standard">
      <style:text-properties fo:color="#231f20" style:font-name="Times New Roman" fo:font-size="8pt" fo:font-style="normal" fo:font-weight="normal" officeooo:paragraph-rsid="00266fee" style:font-size-asian="8pt" style:font-style-asian="normal" style:font-weight-asian="normal" style:font-size-complex="8pt"/>
    </style:style>
    <style:style style:name="P10" style:family="paragraph" style:parent-style-name="Standard">
      <style:text-properties fo:color="#231f20" style:font-name="Times New Roman" fo:font-size="8pt" fo:font-style="italic" fo:font-weight="normal" officeooo:rsid="001e2f9d" officeooo:paragraph-rsid="001e2f9d" style:font-size-asian="8pt" style:font-style-asian="italic" style:font-weight-asian="normal" style:font-size-complex="8pt"/>
    </style:style>
    <style:style style:name="P11" style:family="paragraph" style:parent-style-name="Standard">
      <style:text-properties style:font-name="Times New Roman" fo:font-size="8pt" style:font-size-asian="8pt" style:font-size-complex="8pt"/>
    </style:style>
    <style:style style:name="P12" style:family="paragraph" style:parent-style-name="Standard">
      <style:text-properties style:font-name="Times New Roman" fo:font-size="8pt" officeooo:rsid="001e740e" officeooo:paragraph-rsid="001e740e" style:font-size-asian="8pt" style:font-size-complex="8pt"/>
    </style:style>
    <style:style style:name="P13" style:family="paragraph" style:parent-style-name="Standard">
      <style:text-properties style:font-name="Times New Roman" fo:font-size="8pt" officeooo:rsid="001f3ab7" officeooo:paragraph-rsid="001e740e" style:font-size-asian="8pt" style:font-size-complex="8pt"/>
    </style:style>
    <style:style style:name="P14" style:family="paragraph" style:parent-style-name="Standard">
      <style:text-properties style:font-name="Times New Roman" fo:font-size="8pt" officeooo:paragraph-rsid="001e2f9d" style:font-size-asian="8pt" style:font-size-complex="8pt"/>
    </style:style>
    <style:style style:name="P15" style:family="paragraph" style:parent-style-name="Standard">
      <style:text-properties style:font-name="Times New Roman" fo:font-size="8pt" officeooo:rsid="001e2f9d" officeooo:paragraph-rsid="001e2f9d" style:font-size-asian="8pt" style:font-size-complex="8pt"/>
    </style:style>
    <style:style style:name="P16" style:family="paragraph" style:parent-style-name="Standard">
      <style:text-properties style:font-name="Times New Roman" fo:font-size="8pt" officeooo:paragraph-rsid="00241bb6" style:font-size-asian="8pt" style:font-size-complex="8pt"/>
    </style:style>
    <style:style style:name="P17" style:family="paragraph" style:parent-style-name="Standard">
      <style:text-properties style:font-name="Times New Roman" fo:font-size="8pt" officeooo:paragraph-rsid="00266fee" style:font-size-asian="8pt" style:font-size-complex="8pt"/>
    </style:style>
    <style:style style:name="P18" style:family="paragraph" style:parent-style-name="Standard">
      <loext:graphic-properties draw:fill="solid" draw:fill-color="#2b2b2b"/>
      <style:paragraph-properties fo:background-color="#2b2b2b" fo:padding="0in" fo:border="none"/>
      <style:text-properties style:font-name="Times New Roman" fo:font-size="8pt" style:font-size-asian="8pt" style:font-size-complex="8pt"/>
    </style:style>
    <style:style style:name="T1" style:family="text">
      <style:text-properties style:font-name="Sabon-Roman"/>
    </style:style>
    <style:style style:name="T2" style:family="text">
      <style:text-properties style:font-name="Sabon-Roman" officeooo:rsid="001e2f9d"/>
    </style:style>
    <style:style style:name="T3" style:family="text">
      <style:text-properties style:font-name="Sabon-Roman" officeooo:rsid="001f3ab7"/>
    </style:style>
    <style:style style:name="T4" style:family="text">
      <style:text-properties style:font-name="Sabon-Roman" officeooo:rsid="002082a1"/>
    </style:style>
    <style:style style:name="T5" style:family="text">
      <style:text-properties style:font-name="Sabon-Roman" fo:font-style="italic" style:font-style-asian="italic" style:font-style-complex="italic"/>
    </style:style>
    <style:style style:name="T6" style:family="text">
      <style:text-properties fo:color="#231f20" style:font-name="Sabon-Roman" fo:font-size="10pt" fo:font-style="normal" fo:font-weight="normal" style:font-size-asian="10pt" style:font-style-asian="normal" style:font-weight-asian="normal"/>
    </style:style>
    <style:style style:name="T7" style:family="text">
      <style:text-properties fo:color="#231f20" style:font-name="Sabon-Roman" fo:font-size="10pt" fo:font-style="normal" fo:font-weight="normal" officeooo:rsid="001e2f9d" style:font-size-asian="10pt" style:font-style-asian="normal" style:font-weight-asian="normal"/>
    </style:style>
    <style:style style:name="T8" style:family="text">
      <style:text-properties fo:color="#231f20" style:font-name="Sabon-Roman" fo:font-size="10pt" fo:font-style="italic" fo:font-weight="normal" style:font-size-asian="10pt" style:font-style-asian="italic" style:font-weight-asian="normal"/>
    </style:style>
    <style:style style:name="T9" style:family="text">
      <style:text-properties fo:color="#231f20" style:font-name="Sabon-Italic" fo:font-size="10pt" fo:font-style="italic" fo:font-weight="normal" style:font-size-asian="10pt" style:font-style-asian="italic" style:font-weight-asian="normal"/>
    </style:style>
    <style:style style:name="T10" style:family="text">
      <style:text-properties fo:color="#231f20" style:font-name="Sabon-Italic" fo:font-size="10pt" fo:font-style="italic" fo:font-weight="normal" officeooo:rsid="001e2f9d" style:font-size-asian="10pt" style:font-style-asian="italic" style:font-weight-asian="normal"/>
    </style:style>
    <style:style style:name="T11" style:family="text">
      <style:text-properties fo:color="#231f20" style:font-name="Sabon-Italic" fo:font-size="10pt" fo:font-style="normal" fo:font-weight="normal" style:font-size-asian="10pt" style:font-style-asian="normal" style:font-weight-asian="normal"/>
    </style:style>
    <style:style style:name="T12" style:family="text">
      <style:text-properties fo:color="#231f20" style:font-name="MathematicalPi-One" fo:font-size="10pt" fo:font-style="normal" fo:font-weight="normal" style:font-size-asian="10pt" style:font-style-asian="normal" style:font-weight-asian="normal"/>
    </style:style>
    <style:style style:name="T13" style:family="text">
      <style:text-properties fo:color="#231f20" style:font-name="LucidaGrande" fo:font-size="10pt" fo:font-style="normal" fo:font-weight="normal" style:font-size-asian="10pt" style:font-style-asian="normal" style:font-weight-asian="normal"/>
    </style:style>
    <style:style style:name="T14" style:family="text">
      <style:text-properties fo:color="#231f20" fo:font-size="10pt" fo:font-style="normal" fo:font-weight="normal" style:font-size-asian="10pt" style:font-style-asian="normal" style:font-weight-asian="normal"/>
    </style:style>
    <style:style style:name="T15" style:family="text">
      <style:text-properties fo:color="#231f20" fo:font-size="10pt" fo:font-style="normal" fo:font-weight="normal" officeooo:rsid="001e2f9d" style:font-size-asian="10pt" style:font-style-asian="normal" style:font-weight-asian="normal"/>
    </style:style>
    <style:style style:name="T16" style:family="text">
      <style:text-properties fo:color="#231f20" fo:font-size="10pt" fo:font-style="italic" fo:font-weight="normal" style:font-size-asian="10pt" style:font-style-asian="italic" style:font-weight-asian="normal"/>
    </style:style>
    <style:style style:name="T17" style:family="text">
      <style:text-properties fo:color="#231f20" fo:font-size="10pt" fo:font-style="italic" fo:font-weight="normal" officeooo:rsid="001e2f9d" style:font-size-asian="10pt" style:font-style-asian="italic" style:font-weight-asian="normal"/>
    </style:style>
    <style:style style:name="T18" style:family="text">
      <style:text-properties fo:color="#231f20" fo:font-style="normal" fo:font-weight="normal" style:font-style-asian="normal" style:font-weight-asian="normal"/>
    </style:style>
    <style:style style:name="T19" style:family="text">
      <style:text-properties fo:color="#231f20" fo:font-style="normal" fo:font-weight="normal" officeooo:rsid="001e2f9d" style:font-style-asian="normal" style:font-weight-asian="normal"/>
    </style:style>
    <style:style style:name="T20" style:family="text">
      <style:text-properties fo:color="#231f20" fo:font-style="italic" fo:font-weight="normal" style:font-style-asian="italic" style:font-weight-asian="normal"/>
    </style:style>
    <style:style style:name="T21" style:family="text">
      <style:text-properties fo:color="#231f20" fo:font-style="italic" fo:font-weight="normal" officeooo:rsid="001e2f9d" style:font-style-asian="italic" style:font-weight-asian="normal"/>
    </style:style>
    <style:style style:name="T22" style:family="text">
      <style:text-properties officeooo:rsid="001e2f9d"/>
    </style:style>
    <style:style style:name="T23" style:family="text">
      <style:text-properties fo:color="#808080" style:font-name="Consolas" fo:font-size="10pt" fo:font-style="normal" fo:font-weight="normal" style:font-size-asian="10pt" style:font-style-asian="normal" style:font-weight-asian="normal"/>
    </style:style>
    <style:style style:name="T24" style:family="text">
      <style:text-properties fo:color="#808080" style:font-name="Consolas" fo:font-size="10pt" fo:font-style="normal" fo:font-weight="normal" officeooo:rsid="001e2f9d" style:font-size-asian="10pt" style:font-style-asian="normal" style:font-weight-asian="normal"/>
    </style:style>
    <style:style style:name="T25" style:family="text">
      <style:text-properties fo:color="#808080" style:font-name="Consolas" fo:font-size="10pt" style:font-size-asian="10pt"/>
    </style:style>
    <style:style style:name="T26" style:family="text">
      <style:text-properties fo:color="#808080" style:font-name="Consolas"/>
    </style:style>
    <style:style style:name="T27" style:family="text">
      <style:text-properties fo:color="#808080" fo:font-size="10pt" fo:font-style="normal" fo:font-weight="normal" officeooo:rsid="001e2f9d" style:font-size-asian="10pt" style:font-style-asian="normal" style:font-weight-asian="normal"/>
    </style:style>
    <style:style style:name="T28" style:family="text">
      <style:text-properties fo:color="#808080" fo:font-size="10pt" fo:font-style="normal" fo:font-weight="normal" style:font-size-asian="10pt" style:font-style-asian="normal" style:font-weight-asian="normal"/>
    </style:style>
    <style:style style:name="T29" style:family="text">
      <style:text-properties fo:color="#808080" fo:font-size="10pt" style:font-size-asian="10pt"/>
    </style:style>
    <style:style style:name="T30" style:family="text">
      <style:text-properties fo:color="#808080"/>
    </style:style>
    <style:style style:name="T31" style:family="text">
      <style:text-properties fo:color="#808080" fo:font-style="normal" fo:font-weight="normal" officeooo:rsid="001e2f9d" style:font-style-asian="normal" style:font-weight-asian="normal"/>
    </style:style>
    <style:style style:name="T32" style:family="text">
      <style:text-properties fo:color="#808080" fo:font-style="normal" fo:font-weight="normal" style:font-style-asian="normal" style:font-weight-asian="normal"/>
    </style:style>
    <style:style style:name="T33" style:family="text">
      <style:text-properties fo:color="#a9b7c6" style:font-name="Consolas" fo:font-size="10pt" fo:font-style="normal" fo:font-weight="normal" style:font-size-asian="10pt" style:font-style-asian="normal" style:font-weight-asian="normal"/>
    </style:style>
    <style:style style:name="T34" style:family="text">
      <style:text-properties fo:color="#a9b7c6" style:font-name="Consolas" fo:font-size="10pt" fo:font-style="normal" fo:font-weight="normal" officeooo:rsid="001e2f9d" style:font-size-asian="10pt" style:font-style-asian="normal" style:font-weight-asian="normal"/>
    </style:style>
    <style:style style:name="T35" style:family="text">
      <style:text-properties fo:color="#a9b7c6" style:font-name="Consolas" fo:font-size="10pt" style:font-size-asian="10pt"/>
    </style:style>
    <style:style style:name="T36" style:family="text">
      <style:text-properties fo:color="#a9b7c6" style:font-name="Consolas"/>
    </style:style>
    <style:style style:name="T37" style:family="text">
      <style:text-properties fo:color="#a9b7c6" fo:font-size="10pt" fo:font-style="normal" fo:font-weight="normal" officeooo:rsid="001e2f9d" style:font-size-asian="10pt" style:font-style-asian="normal" style:font-weight-asian="normal"/>
    </style:style>
    <style:style style:name="T38" style:family="text">
      <style:text-properties fo:color="#a9b7c6" fo:font-size="10pt" fo:font-style="normal" fo:font-weight="normal" style:font-size-asian="10pt" style:font-style-asian="normal" style:font-weight-asian="normal"/>
    </style:style>
    <style:style style:name="T39" style:family="text">
      <style:text-properties fo:color="#a9b7c6" fo:font-size="10pt" style:font-size-asian="10pt"/>
    </style:style>
    <style:style style:name="T40" style:family="text">
      <style:text-properties fo:color="#a9b7c6"/>
    </style:style>
    <style:style style:name="T41" style:family="text">
      <style:text-properties fo:color="#a9b7c6" fo:font-style="normal" fo:font-weight="normal" officeooo:rsid="001e2f9d" style:font-style-asian="normal" style:font-weight-asian="normal"/>
    </style:style>
    <style:style style:name="T42" style:family="text">
      <style:text-properties fo:color="#a9b7c6" fo:font-style="normal" fo:font-weight="normal" style:font-style-asian="normal" style:font-weight-asian="normal"/>
    </style:style>
    <style:style style:name="T43" style:family="text">
      <style:text-properties fo:color="#a5c261" style:font-name="Consolas" fo:font-size="10pt" fo:font-style="normal" fo:font-weight="normal" style:font-size-asian="10pt" style:font-style-asian="normal" style:font-weight-asian="normal"/>
    </style:style>
    <style:style style:name="T44" style:family="text">
      <style:text-properties fo:color="#a5c261" style:font-name="Consolas" fo:font-size="10pt" style:font-size-asian="10pt"/>
    </style:style>
    <style:style style:name="T45" style:family="text">
      <style:text-properties fo:color="#a5c261" style:font-name="Consolas"/>
    </style:style>
    <style:style style:name="T46" style:family="text">
      <style:text-properties fo:color="#a5c261" fo:font-size="10pt" fo:font-style="normal" fo:font-weight="normal" style:font-size-asian="10pt" style:font-style-asian="normal" style:font-weight-asian="normal"/>
    </style:style>
    <style:style style:name="T47" style:family="text">
      <style:text-properties fo:color="#a5c261" fo:font-size="10pt" style:font-size-asian="10pt"/>
    </style:style>
    <style:style style:name="T48" style:family="text">
      <style:text-properties fo:color="#a5c261"/>
    </style:style>
    <style:style style:name="T49" style:family="text">
      <style:text-properties fo:color="#a5c261" fo:font-style="normal" fo:font-weight="normal" style:font-style-asian="normal" style:font-weight-asian="normal"/>
    </style:style>
    <style:style style:name="T50" style:family="text">
      <style:text-properties fo:color="#a5c261" fo:font-style="normal" fo:font-weight="normal" officeooo:rsid="001e2f9d" style:font-style-asian="normal" style:font-weight-asian="normal"/>
    </style:style>
    <style:style style:name="T51" style:family="text">
      <style:text-properties fo:color="#cc7832" style:font-name="Consolas" fo:font-size="10pt" fo:font-style="normal" fo:font-weight="normal" style:font-size-asian="10pt" style:font-style-asian="normal" style:font-weight-asian="normal"/>
    </style:style>
    <style:style style:name="T52" style:family="text">
      <style:text-properties fo:color="#cc7832" style:font-name="Consolas" fo:font-size="10pt" style:font-size-asian="10pt"/>
    </style:style>
    <style:style style:name="T53" style:family="text">
      <style:text-properties fo:color="#cc7832" style:font-name="Consolas"/>
    </style:style>
    <style:style style:name="T54" style:family="text">
      <style:text-properties fo:color="#cc7832" fo:font-size="10pt" fo:font-style="normal" fo:font-weight="normal" style:font-size-asian="10pt" style:font-style-asian="normal" style:font-weight-asian="normal"/>
    </style:style>
    <style:style style:name="T55" style:family="text">
      <style:text-properties fo:color="#cc7832" fo:font-size="10pt" style:font-size-asian="10pt"/>
    </style:style>
    <style:style style:name="T56" style:family="text">
      <style:text-properties fo:color="#cc7832"/>
    </style:style>
    <style:style style:name="T57" style:family="text">
      <style:text-properties fo:color="#cc7832" fo:font-style="normal" fo:font-weight="normal" style:font-style-asian="normal" style:font-weight-asian="normal"/>
    </style:style>
    <style:style style:name="T58" style:family="text">
      <style:text-properties fo:color="#cc7832" fo:font-style="normal" fo:font-weight="normal" officeooo:rsid="001e2f9d" style:font-style-asian="normal" style:font-weight-asian="normal"/>
    </style:style>
    <style:style style:name="T59" style:family="text">
      <style:text-properties fo:color="#6897bb" style:font-name="Consolas" fo:font-size="10pt" style:font-size-asian="10pt"/>
    </style:style>
    <style:style style:name="T60" style:family="text">
      <style:text-properties fo:color="#6897bb" style:font-name="Consolas"/>
    </style:style>
    <style:style style:name="T61" style:family="text">
      <style:text-properties fo:color="#6897bb"/>
    </style:style>
    <style:style style:name="T62" style:family="text">
      <style:text-properties fo:color="#6897bb" fo:font-style="normal" fo:font-weight="normal" officeooo:rsid="001e2f9d" style:font-style-asian="normal" style:font-weight-asian="normal"/>
    </style:style>
    <style:style style:name="T63" style:family="text">
      <style:text-properties fo:color="#6897bb" fo:font-size="10pt" style:font-size-asian="10pt"/>
    </style:style>
    <style:style style:name="T64" style:family="text">
      <style:text-properties fo:color="#6a8759" style:font-name="Consolas" fo:font-size="10pt" style:font-size-asian="10pt"/>
    </style:style>
    <style:style style:name="T65" style:family="text">
      <style:text-properties fo:color="#6a8759" style:font-name="Consolas"/>
    </style:style>
    <style:style style:name="T66" style:family="text">
      <style:text-properties fo:color="#6a8759"/>
    </style:style>
    <style:style style:name="T67" style:family="text">
      <style:text-properties fo:color="#6a8759" fo:font-style="normal" fo:font-weight="normal" officeooo:rsid="001e2f9d" style:font-style-asian="normal" style:font-weight-asian="normal"/>
    </style:style>
    <style:style style:name="T68" style:family="text">
      <style:text-properties fo:color="#6a8759" fo:font-size="10pt" style:font-size-asian="10pt"/>
    </style:style>
    <style:style style:name="T69" style:family="text">
      <style:text-properties officeooo:rsid="001f3ab7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officeooo:rsid="002082a1"/>
    </style:style>
    <style:style style:name="T72" style:family="text">
      <style:text-properties style:font-name="Times New Roman" officeooo:rsid="001f3ab7"/>
    </style:style>
    <style:style style:name="T73" style:family="text">
      <style:text-properties style:font-name="Times New Roman" fo:font-size="8pt" officeooo:rsid="001f3ab7" style:font-size-asian="8pt" style:font-size-complex="8pt"/>
    </style:style>
    <style:style style:name="T74" style:family="text">
      <style:text-properties fo:font-size="8pt" officeooo:rsid="001f3ab7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lease complete the following questions. <text:span text:style-name="T69">Mess around</text:span> with formatting <text:span text:style-name="T69">as much as possible</text:span>, use the 3 methods of formatting that we learned. Old % formatting, str.format(), and formatted string literals <text:s text:c="7"/>( <text:span text:style-name="T70">print (f’ ‘)</text:span> <text:span text:style-name="T71">)</text:span>. <text:span text:style-name="T69">Refer to your notes or the python docs to get examples on how to do each.</text:span></text:p>
      <text:p text:style-name="P13"/>
      <text:p text:style-name="P1"><text:a xlink:type="simple" xlink:href="https://docs.python.org/3/tutorial/inputoutput.html" text:style-name="Internet_20_link" text:visited-style-name="Visited_20_Internet_20_Link"><text:span text:style-name="T73">https://docs.python.org/3/tutorial/inputoutput.html</text:span></text:a><text:span text:style-name="T73"> </text:span></text:p>
      <text:p text:style-name="P11"/>
      <text:p text:style-name="P11"><text:s/><text:span text:style-name="T22">1. </text:span><text:span text:style-name="T18">Write a program that displays the following information:</text:span></text:p>
      <text:p text:style-name="P3"><text:tab/>• Your name</text:p>
      <text:p text:style-name="P3"><text:tab/>• Your address, with city, state, and ZIP</text:p>
      <text:p text:style-name="P3"><text:tab/>• Your telephone number</text:p>
      <text:p text:style-name="P11"><text:span text:style-name="T18"><text:tab/>• Your </text:span><text:span text:style-name="T19">MOS</text:span></text:p>
      <text:p text:style-name="P18"><text:span text:style-name="T31"># Input variables</text:span><text:line-break/><text:span text:style-name="T42">name = input(</text:span><text:span text:style-name="T49">"Please enter your name "</text:span><text:span text:style-name="T42">)</text:span><text:line-break/><text:span text:style-name="T42">phone = input(</text:span><text:span text:style-name="T49">"Please enter your phone number"</text:span><text:span text:style-name="T42">)</text:span><text:line-break/><text:span text:style-name="T42">address = input(</text:span><text:span text:style-name="T49">"Please enter your address, ex: 123 Street 'City' 'State' 'Zip' "</text:span><text:span text:style-name="T42">)</text:span><text:line-break/><text:span text:style-name="T42">MOS = input(</text:span><text:span text:style-name="T49">"What is your MOS? "</text:span><text:span text:style-name="T42">)</text:span><text:line-break/><text:line-break/><text:span text:style-name="T32">#Prints user input as a string.</text:span><text:line-break/><text:span text:style-name="T57">print</text:span><text:span text:style-name="T42">(</text:span><text:span text:style-name="T49">"Congrats %s, I will be calling you at %s. In the next 3 days you will</text:span><text:span text:style-name="T57">\</text:span><text:line-break/><text:span text:style-name="T57"> <text:s text:c="5"/>\n</text:span><text:span text:style-name="T49">recieve a package at %s. With your %s knowledge, you'll know what to do" </text:span><text:span text:style-name="T42">% (name</text:span><text:span text:style-name="T57">, </text:span><text:span text:style-name="T42">phone</text:span><text:span text:style-name="T57">, </text:span><text:span text:style-name="T42">address</text:span><text:span text:style-name="T57">, </text:span><text:span text:style-name="T42">MOS))</text:span></text:p>
      <text:p text:style-name="P11"><text:span text:style-name="T41"/></text:p>
      <text:p text:style-name="P11"><text:span text:style-name="T19"/></text:p>
      <text:p text:style-name="P4"/>
      <text:p text:style-name="P14"><text:span text:style-name="T19">2. <text:s/></text:span><text:span text:style-name="T18">A company has determined that its annual profit is typically 23 percent of total sales. Write</text:span></text:p>
      <text:p text:style-name="P3">a program that asks the user to enter the projected amount of total sales, and then displays</text:p>
      <text:p text:style-name="P3">the profit that will be made from that amount.</text:p>
      <text:p text:style-name="P3"/>
      <text:p text:style-name="P6"><text:span text:style-name="T30">####################################################################</text:span><text:line-break/><text:span text:style-name="T30">#Variables</text:span><text:line-break/><text:span text:style-name="T40">sales = int(input(</text:span><text:span text:style-name="T48">"Please enter projected total sales amount "</text:span><text:span text:style-name="T40">))</text:span><text:line-break/><text:span text:style-name="T40">salesint = int(sales)</text:span><text:line-break/><text:span text:style-name="T30"># constant amount of expected profit. 23% total sales</text:span><text:line-break/><text:span text:style-name="T40">annualprof = </text:span><text:span text:style-name="T61">.23</text:span><text:line-break/><text:span text:style-name="T40">profit = str(salesint * annualprof)</text:span><text:line-break/><text:span text:style-name="T56">print</text:span><text:span text:style-name="T40">(</text:span><text:span text:style-name="T48">"You are expected to make {} in cash money"</text:span><text:span text:style-name="T40">.format(profit))</text:span><text:line-break/><text:line-break/><text:span text:style-name="T30">#####################################################################</text:span></text:p>
      <text:p text:style-name="P6"/>
      <text:p text:style-name="P10"/>
      <text:p text:style-name="P14"><text:span text:style-name="T21">3. </text:span><text:span text:style-name="T20"><text:s/></text:span><text:span text:style-name="T18">One acre of land is equivalent to 43,560 square feet. Write a program that asks the user to</text:span></text:p>
      <text:p text:style-name="P3">enter the total square feet in a tract of land and calculates the number of acres in the tract.</text:p>
      <text:p text:style-name="P3"/>
      <text:p text:style-name="P3"><text:span text:style-name="T30">#############################################################</text:span><text:line-break/><text:span text:style-name="T30">#Variables</text:span><text:line-break/><text:span text:style-name="T40">ACRE = </text:span><text:span text:style-name="T61">43560</text:span><text:line-break/><text:span text:style-name="T40">sqFeet = float(input(</text:span><text:span text:style-name="T48">"How many square feet do you own? "</text:span><text:span text:style-name="T40">))</text:span><text:line-break/><text:span text:style-name="T56">print</text:span><text:span text:style-name="T40">(</text:span><text:span text:style-name="T48">"You have %f Acres" </text:span><text:span text:style-name="T40">% (sqFeet / ACRE))</text:span><text:line-break/><text:span text:style-name="T30">############################################################</text:span></text:p>
      <text:p text:style-name="P3"/>
      <text:p text:style-name="P3"/>
      <text:p text:style-name="P3"/>
      <text:p text:style-name="P11"><text:span text:style-name="T18"><text:s/></text:span><text:span text:style-name="T19">4. </text:span><text:span text:style-name="T18">A customer in a store is purchasing five items. Write a program that asks for the price of</text:span></text:p>
      <text:p text:style-name="P3">each item, and then displays the subtotal of the sale, the amount of sales tax, and the total.</text:p>
      <text:p text:style-name="P3">Assume the sales tax is 6 percent.</text:p>
      <text:p text:style-name="P3"/>
      <text:p text:style-name="P8"><text:span text:style-name="T30">#####################################################################</text:span><text:line-break/><text:span text:style-name="T30"># Variables</text:span><text:line-break/><text:span text:style-name="T40">TAX = </text:span><text:span text:style-name="T61">.06</text:span><text:line-break/><text:span text:style-name="T40">item1 = (input(</text:span><text:span text:style-name="T48">"Please enter the price of the item "</text:span><text:span text:style-name="T40">))</text:span><text:line-break/><text:span text:style-name="T40">item2 = (input(</text:span><text:span text:style-name="T48">"Please enter the price of the item "</text:span><text:span text:style-name="T40">))</text:span><text:line-break/><text:span text:style-name="T40">item3 = (input(</text:span><text:span text:style-name="T48">"Please enter the price of the item "</text:span><text:span text:style-name="T40">))</text:span><text:line-break/><text:span text:style-name="T40">item4 = (input(</text:span><text:span text:style-name="T48">"Please enter the price of the item "</text:span><text:span text:style-name="T40">))</text:span><text:line-break/><text:span text:style-name="T40">item5 = (input(</text:span><text:span text:style-name="T48">"Please enter the price of the item "</text:span><text:span text:style-name="T40">))</text:span><text:line-break/><text:span text:style-name="T40">totalItems = float(item1) + float(item2) + float(item3)+ float(item4) + float(item5)</text:span><text:line-break/><text:span text:style-name="T40">totalTax = totalItems * TAX</text:span><text:line-break/><text:span text:style-name="T40">finalCost = totalItems + totalTax</text:span><text:line-break/><text:span text:style-name="T56">print</text:span><text:span text:style-name="T40">(</text:span><text:span text:style-name="T48">"You purchased 5 items. The total cost of all items was {}. You were charged a total of {} in taxes, bringing</text:span><text:span text:style-name="T56">\</text:span><text:line-break/><text:span text:style-name="T56"> <text:s text:c="5"/>\n</text:span><text:span text:style-name="T48">your grand total to {}"</text:span><text:span text:style-name="T40">.format(totalItems</text:span><text:span text:style-name="T56">, </text:span><text:span text:style-name="T40">totalTax</text:span><text:span text:style-name="T56">, </text:span><text:span text:style-name="T40">finalCost))</text:span></text:p>
      <text:p text:style-name="P9"><text:span text:style-name="T30">#####################################################################</text:span></text:p>
      <text:p text:style-name="P3"/>
      <text:p text:style-name="P14"><text:span text:style-name="T19">5. </text:span><text:span text:style-name="T18"><text:s/>Assuming there are no accidents or delays, the distance that a car travels down the interstate can be calculated with the following formula:</text:span></text:p>
      <text:p text:style-name="P15"><text:span text:style-name="T20">Distance </text:span><text:span text:style-name="T18">= </text:span><text:span text:style-name="T20">Speed * Time</text:span></text:p>
      <text:p text:style-name="P10"/>
      <text:p text:style-name="P15"><text:span text:style-name="T20"><text:s/></text:span><text:span text:style-name="T18">A car is traveling at 60 miles per hour. Write a program that displays the following:</text:span></text:p>
      <text:p text:style-name="P3"><text:soft-page-break/><text:tab/>• The distance the car will travel in 5 hours</text:p>
      <text:p text:style-name="P3"><text:tab/>• The distance the car will travel in 8 hours</text:p>
      <text:p text:style-name="P5"><text:tab/>• The distance the car will travel in 12 hours</text:p>
      <text:p text:style-name="P16"><text:span text:style-name="T31"/></text:p>
      <text:p text:style-name="P16"><text:span text:style-name="T31"/></text:p>
      <text:p text:style-name="P16"><text:span text:style-name="T31"/></text:p>
      <text:p text:style-name="P17"><text:span text:style-name="T31">#####################################################################</text:span><text:span text:style-name="T19"><text:line-break/></text:span><text:span text:style-name="T31"># Variables</text:span><text:span text:style-name="T19"><text:line-break/></text:span><text:span text:style-name="T41">SPEED = </text:span><text:span text:style-name="T62">60</text:span><text:span text:style-name="T19"><text:line-break/></text:span><text:span text:style-name="T41">time = int(input(</text:span><text:span text:style-name="T50">"How many hours are you traveling? "</text:span><text:span text:style-name="T41">))</text:span><text:span text:style-name="T19"><text:line-break/></text:span><text:span text:style-name="T41">DIST = SPEED * time</text:span><text:span text:style-name="T19"><text:line-break/></text:span><text:span text:style-name="T58">print</text:span><text:span text:style-name="T41">(</text:span><text:span text:style-name="T67">f"Your speed was </text:span><text:span text:style-name="T58">{</text:span><text:span text:style-name="T41">SPEED</text:span><text:span text:style-name="T58">}</text:span><text:span text:style-name="T67">, and your time traveled is </text:span><text:span text:style-name="T58">{</text:span><text:span text:style-name="T41">time</text:span><text:span text:style-name="T58">}</text:span><text:span text:style-name="T67">. You will travel </text:span><text:span text:style-name="T58">{</text:span><text:span text:style-name="T41">DIST</text:span><text:span text:style-name="T58">}</text:span><text:span text:style-name="T67"> miles."</text:span><text:span text:style-name="T41">)</text:span></text:p>
      <text:p text:style-name="P17"><text:span text:style-name="T31">#####################################################################</text:span><text:span text:style-name="T19"><text:line-break/><text:line-break/></text:span><text:span text:style-name="T21">6. </text:span><text:span text:style-name="T20"><text:s/></text:span><text:span text:style-name="T18">Write a program that will ask the user to enter the amount of a purchase. The program</text:span></text:p>
      <text:p text:style-name="P3">should then compute the state and county sales tax. Assume the state sales tax is 4 percent</text:p>
      <text:p text:style-name="P3">and the county sales tax is 2 percent. The program should display the amount of the purchase, the state sales tax, the county sales tax, the total sales tax, and the total of the sale</text:p>
      <text:p text:style-name="P5">(which is the sum of the amount of purchase plus the total sales tax).</text:p>
      <text:p text:style-name="P5"/>
      <text:p text:style-name="P5"><text:span text:style-name="T30">#Variables</text:span><text:line-break/><text:span text:style-name="T40">item = float(input(</text:span><text:span text:style-name="T48">"Please enter the price of the item purchased. "</text:span><text:span text:style-name="T40">))</text:span><text:line-break/><text:span text:style-name="T40">stateTAX = item * </text:span><text:span text:style-name="T61">.04</text:span><text:line-break/><text:span text:style-name="T40">countyTAX = item * </text:span><text:span text:style-name="T61">.02</text:span><text:line-break/><text:span text:style-name="T40">total = item + stateTAX + countyTAX</text:span><text:line-break/><text:span text:style-name="T56">print</text:span><text:span text:style-name="T40">(</text:span><text:span text:style-name="T48">"Howdy partner, you spent {} today. After State Tax of {:.2f} and County Tax of {:.2f}, you total</text:span><text:span text:style-name="T56">\</text:span><text:line-break/><text:span text:style-name="T56"> <text:s text:c="5"/>\n</text:span><text:span text:style-name="T48">will be {:.2f}"</text:span><text:span text:style-name="T40">.format(item</text:span><text:span text:style-name="T56">, </text:span><text:span text:style-name="T40">stateTAX</text:span><text:span text:style-name="T56">, </text:span><text:span text:style-name="T40">countyTAX</text:span><text:span text:style-name="T56">, </text:span><text:span text:style-name="T40">total))</text:span></text:p>
      <text:p text:style-name="P5"/>
      <text:p text:style-name="P10"/>
      <text:p text:style-name="P14"><text:span text:style-name="T21">7. </text:span><text:span text:style-name="T20"><text:s/></text:span><text:span text:style-name="T18">A car’s miles-per-gallon (MPG) can be calculated with the following formula:</text:span></text:p>
      <text:p text:style-name="P14"><text:span text:style-name="T18"><text:s/></text:span><text:span text:style-name="T20">MPG </text:span><text:span text:style-name="T18">= </text:span><text:span text:style-name="T20">Miles driven </text:span><text:span text:style-name="T18">/ </text:span><text:span text:style-name="T20">Gallons of gas used</text:span></text:p>
      <text:p text:style-name="P3">Write a program that asks the user for the number of miles driven and the gallons of gas</text:p>
      <text:p text:style-name="P5">used. It should calculate the car’s MPG and display the result.</text:p>
      <text:p text:style-name="P5"><text:span text:style-name="T30">#Variables</text:span><text:line-break/><text:span text:style-name="T40">miles = float(input(</text:span><text:span text:style-name="T48">"How many miles have you driven? "</text:span><text:span text:style-name="T40">))</text:span><text:line-break/><text:span text:style-name="T40">gasUsed = float(input(</text:span><text:span text:style-name="T48">"How many gallons of gas have you used? "</text:span><text:span text:style-name="T40">))</text:span><text:line-break/><text:span text:style-name="T40">MPG = miles / gasUsed</text:span><text:line-break/><text:line-break/><text:span text:style-name="T56">print</text:span><text:span text:style-name="T40">(</text:span><text:span text:style-name="T48">"Your car gets {} miles per gallon."</text:span><text:span text:style-name="T40">.format(MPG))</text:span></text:p>
      <text:p text:style-name="P5"/>
      <text:p text:style-name="P10"/>
      <text:p text:style-name="P14"><text:span text:style-name="T21">8. </text:span><text:span text:style-name="T20"><text:s/></text:span><text:span text:style-name="T18">Write a program that calculates the total amount of a meal purchased at a restaurant. The</text:span></text:p>
      <text:p text:style-name="P3">program should ask the user to enter the charge for the food, and then calculate the amount</text:p>
      <text:p text:style-name="P5">of a 15 percent tip and 7 percent sales tax. Display each of these amounts and the total.</text:p>
      <text:p text:style-name="P5"/>
      <text:p text:style-name="P5"><text:span text:style-name="T30">#Variables</text:span><text:line-break/><text:span text:style-name="T40">food = float(input(</text:span><text:span text:style-name="T48">"Please enter your bill. "</text:span><text:span text:style-name="T40">))</text:span><text:line-break/><text:span text:style-name="T40">saleTax = food * </text:span><text:span text:style-name="T61">.07</text:span><text:line-break/><text:span text:style-name="T40">waiterTip = food * </text:span><text:span text:style-name="T61">.15</text:span><text:line-break/><text:span text:style-name="T40">total = food + saleTax + waiterTip</text:span><text:line-break/><text:span text:style-name="T56">print</text:span><text:span text:style-name="T40">(</text:span><text:span text:style-name="T66">f" Your food costs </text:span><text:span text:style-name="T56">{</text:span><text:span text:style-name="T40">food</text:span><text:span text:style-name="T56">}</text:span><text:span text:style-name="T66">, plus sales tax of </text:span><text:span text:style-name="T56">{</text:span><text:span text:style-name="T40">saleTax</text:span><text:span text:style-name="T56">:</text:span><text:span text:style-name="T66">.2f</text:span><text:span text:style-name="T56">}</text:span><text:span text:style-name="T66">, and 15% tip which was </text:span><text:span text:style-name="T56">{</text:span><text:span text:style-name="T40">waiterTip</text:span><text:span text:style-name="T56">}</text:span><text:span text:style-name="T66">.</text:span><text:span text:style-name="T56">\</text:span><text:line-break/><text:span text:style-name="T56"> \n</text:span><text:span text:style-name="T66">Your total bill is </text:span><text:span text:style-name="T56">{</text:span><text:span text:style-name="T40">total</text:span><text:span text:style-name="T56">}</text:span><text:span text:style-name="T66">."</text:span><text:span text:style-name="T40">)</text:span></text:p>
      <text:p text:style-name="P5"/>
      <text:p text:style-name="P10"/>
      <text:p text:style-name="P15"><text:span text:style-name="T20">9. </text:span><text:span text:style-name="T18">Write a program that converts Celsius temperatures to Fahrenheit temperatures. The formula is as follows:</text:span></text:p>
      <text:p text:style-name="P10"/>
      <text:p text:style-name="P14"><text:span text:style-name="T21"><text:s/>F </text:span><text:span text:style-name="T19">= (</text:span><text:span text:style-name="T18">9/5</text:span><text:span text:style-name="T19">)</text:span><text:span text:style-name="T21">C </text:span><text:span text:style-name="T19">+ 32</text:span></text:p>
      <text:p text:style-name="P5"/>
      <text:p text:style-name="P14"><text:span text:style-name="T19"><text:s/></text:span><text:span text:style-name="T18">The program should ask the user to enter a temperature in Celsius, and then display the</text:span></text:p>
      <text:p text:style-name="P7">temperature converted to Fahrenheit.</text:p>
      <text:p text:style-name="P7"/>
      <text:p text:style-name="P5"><text:span text:style-name="T40">C = float(input(</text:span><text:span text:style-name="T48">"Enter the temperature in Celcius. "</text:span><text:span text:style-name="T40">))</text:span><text:line-break/><text:span text:style-name="T40">fahrenheit = (</text:span><text:span text:style-name="T61">9</text:span><text:span text:style-name="T40">/</text:span><text:span text:style-name="T61">5</text:span><text:span text:style-name="T40">) * C + </text:span><text:span text:style-name="T61">32</text:span><text:line-break/><text:span text:style-name="T56">print</text:span><text:span text:style-name="T40">(</text:span><text:span text:style-name="T48">"{} degrees Celcius equals {} degrees Fahrenheit"</text:span><text:span text:style-name="T40">.format(C</text:span><text:span text:style-name="T56">, </text:span><text:span text:style-name="T40">fahrenheit))</text:span></text:p>
      <text:p text:style-name="P5"/>
      <text:p text:style-name="P5"/>
      <text:p text:style-name="P14"><text:span text:style-name="T19">10. </text:span><text:span text:style-name="T18"><text:s/>Last month Joe purchased some stock in Acme Software, Inc. Here are the details of the</text:span></text:p>
      <text:p text:style-name="P3">purchase:</text:p>
      <text:p text:style-name="P3">• The number of shares that Joe purchased was 1,000.</text:p>
      <text:p text:style-name="P3">• When Joe purchased the stock, he paid $32.87 per share.</text:p>
      <text:p text:style-name="P3">• Joe paid his stockbroker a commission that amounted to 2 percent of the amount he paid</text:p>
      <text:p text:style-name="P3">for the stock.</text:p>
      <text:p text:style-name="P3">Two weeks later Joe sold the stock. Here are the details of the sale:</text:p>
      <text:p text:style-name="P3"><text:soft-page-break/>• The number of shares that Joe sold was 1,000.</text:p>
      <text:p text:style-name="P3">• He sold the stock for $33.92 per share.</text:p>
      <text:p text:style-name="P3">• He paid his stockbroker another commission that amounted to 2 percent of the amount</text:p>
      <text:p text:style-name="P5">he received for the stock.</text:p>
      <text:p text:style-name="P5"/>
      <text:p text:style-name="P5"><text:s/>Write a program that displays the following information:</text:p>
      <text:p text:style-name="P3">• The amount of money Joe paid for the stock.</text:p>
      <text:p text:style-name="P3">• The amount of commission Joe paid his broker when he bought the stock.</text:p>
      <text:p text:style-name="P3">• The amount that Joe sold the stock for.</text:p>
      <text:p text:style-name="P3">• The amount of commission Joe paid his broker when he sold the stock.</text:p>
      <text:p text:style-name="P3">• Display the amount of money that Joe had left when he sold the stock and paid his</text:p>
      <text:p text:style-name="P3">broker (both times). If this amount is positive, then Joe made a profit. If the amount is</text:p>
      <text:p text:style-name="P5">negative, then Joe lost money</text:p>
      <text:p text:style-name="P5"/>
      <text:p text:style-name="P5"><text:span text:style-name="T30">#Variables</text:span><text:line-break/><text:span text:style-name="T40">stockCost = </text:span><text:span text:style-name="T61">32.87 </text:span><text:span text:style-name="T40">* </text:span><text:span text:style-name="T61">1000</text:span><text:line-break/><text:span text:style-name="T40">commision1 = stockCost * </text:span><text:span text:style-name="T61">.02</text:span><text:line-break/><text:span text:style-name="T40">stockSold = </text:span><text:span text:style-name="T61">33.92 </text:span><text:span text:style-name="T40">* </text:span><text:span text:style-name="T61">1000</text:span><text:line-break/><text:span text:style-name="T40">commision2 = stockSold * </text:span><text:span text:style-name="T61">.02</text:span><text:line-break/><text:line-break/><text:span text:style-name="T56">print</text:span><text:span text:style-name="T40">(</text:span><text:span text:style-name="T66">f"Total costs of 1000 stocks was </text:span><text:span text:style-name="T56">{</text:span><text:span text:style-name="T40">stockCost</text:span><text:span text:style-name="T56">}</text:span><text:span text:style-name="T66">."</text:span><text:span text:style-name="T40">)</text:span><text:line-break/><text:span text:style-name="T56">print</text:span><text:span text:style-name="T40">(</text:span><text:span text:style-name="T66">f"The commision paid for the purchase was </text:span><text:span text:style-name="T56">{</text:span><text:span text:style-name="T40">commision1</text:span><text:span text:style-name="T56">}</text:span><text:span text:style-name="T66">."</text:span><text:span text:style-name="T40">)</text:span><text:line-break/><text:span text:style-name="T56">print</text:span><text:span text:style-name="T40">(</text:span><text:span text:style-name="T66">f"The stocks sold for </text:span><text:span text:style-name="T56">{</text:span><text:span text:style-name="T40">stockSold</text:span><text:span text:style-name="T56">}</text:span><text:span text:style-name="T66">."</text:span><text:span text:style-name="T40">)</text:span><text:line-break/><text:span text:style-name="T56">print</text:span><text:span text:style-name="T40">(</text:span><text:span text:style-name="T66">f"The commision paid for the sale was </text:span><text:span text:style-name="T56">{</text:span><text:span text:style-name="T40">commision2</text:span><text:span text:style-name="T56">}</text:span><text:span text:style-name="T66">."</text:span><text:span text:style-name="T40">)</text:span><text:line-break/><text:line-break/><text:span text:style-name="T56">print</text:span><text:span text:style-name="T40">(</text:span><text:span text:style-name="T48">"You have {} left. But we have to subtract {} from that. That leaves you</text:span><text:span text:style-name="T56">\</text:span><text:line-break/><text:span text:style-name="T56"> <text:s text:c="5"/>\n</text:span><text:span text:style-name="T48">{:.2f}"</text:span><text:span text:style-name="T40">.format(stockSold - stockCost</text:span><text:span text:style-name="T56">, </text:span><text:span text:style-name="T40">commision1 + commision2</text:span><text:span text:style-name="T56">, </text:span><text:span text:style-name="T40">(stockSold - stockCost) - (commision2 + commision1)))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MathematicalPi-One" svg:font-family="MathematicalPi-One" style:font-family-generic="roman" style:font-pitch="variable"/>
    <style:font-face style:name="Sabon-Italic" svg:font-family="Sabon-Italic" style:font-family-generic="roman" style:font-pitch="variable"/>
    <style:font-face style:name="Sabon-Roman" svg:font-family="Sabon-Roma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9T12:19:00.872000000</meta:creation-date>
    <dc:date>2019-10-29T12:57:36.342000000</dc:date>
    <meta:editing-duration>PT24M43S</meta:editing-duration>
    <meta:editing-cycles>7</meta:editing-cycles>
    <meta:generator>LibreOffice/6.3.2.2$Windows_X86_64 LibreOffice_project/98b30e735bda24bc04ab42594c85f7fd8be07b9c</meta:generator>
    <meta:document-statistic meta:table-count="0" meta:image-count="0" meta:object-count="0" meta:page-count="3" meta:paragraph-count="66" meta:word-count="1230" meta:character-count="7567" meta:non-whitespace-character-count="6343"/>
  </office:meta>
</office:document-meta>
</file>